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/>
    <style:font-face style:name="Verdana" svg:font-family="Verdana, Arial, Helvetica, sans-serif"/>
    <style:font-face style:name="Embossing Tape 3 BRK" svg:font-family="'Embossing Tape 3 BRK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UBUcuerpoTrabajo" style:list-style-name="L2"/>
    <style:style style:name="P2" style:family="paragraph" style:parent-style-name="UBUcuerpoTrabajo" style:list-style-name="L4"/>
    <style:style style:name="P3" style:family="paragraph" style:parent-style-name="UBUcuerpoTrabajo" style:list-style-name="L5">
      <style:paragraph-properties>
        <style:tab-stops>
          <style:tab-stop style:position="7.123cm"/>
        </style:tab-stops>
      </style:paragraph-properties>
    </style:style>
    <style:style style:name="P4" style:family="paragraph" style:parent-style-name="UBUcuerpoTrabajo" style:list-style-name="L5"/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rabajos relacionados </text:h>
      <text:p text:style-name="UBUcuerpoTrabajo">Existen varios proyectos que muestran estadísticas del desarrollo de un proyecto software y la propia plataforma GitHub proporciona algunas estadísticas de sus proyectos alojados.</text:p>
      <text:h text:style-name="Heading_20_2" text:outline-level="2">GitStats </text:h>
      <text:p text:style-name="UBUcuerpoTrabajo">GitStats es un generador de estadísticas para repositorios git. Examina el repositorio y muestra estadísticas de la historio del mismo.</text:p>
      <text:p text:style-name="UBUcuerpoTrabajo">Muestra información de :</text:p>
      <text:list xml:id="list988102966428840254" text:style-name="L2">
        <text:list-item>
          <text:p text:style-name="P1">Estadísticas generales: archivos totales, lineas, commits, autores.</text:p>
        </text:list-item>
        <text:list-item>
          <text:p text:style-name="P1">Actividad: commits por hora del día, por día de la semana, por hora de la semana, por mes, por mes y año, por año.</text:p>
        </text:list-item>
        <text:list-item>
          <text:p text:style-name="P1">Autores: lista de autores (nombre, commits(%), fecha del primer commit, fecha del ultimo commit, edad), autor del mes, autor del año.</text:p>
        </text:list-item>
        <text:list-item>
          <text:p text:style-name="P1">Archivos: total de archivos por fecha, extensiones.</text:p>
        </text:list-item>
        <text:list-item>
          <text:p text:style-name="P1">Lineas: lineas de código por fecha.</text:p>
        </text:list-item>
      </text:list>
      <text:p text:style-name="UBUcuerpoTrabajo">Actualmente su salida es unicamente en formato HTML.</text:p>
      <text:h text:style-name="Heading_20_2" text:outline-level="2">StatCVS</text:h>
      <text:p text:style-name="UBUcuerpoTrabajo">StatCVS recibe información de repositorios CVS y genera varias tablas y gráficos describiendo el desarrollo del proyecto.</text:p>
      <text:p text:style-name="UBUcuerpoTrabajo">Algunos datos que muestra:</text:p>
      <text:list xml:id="list7470308690632709562" text:style-name="L4">
        <text:list-item>
          <text:p text:style-name="P2">linea de tiempo para las lineas de código.</text:p>
        </text:list-item>
        <text:list-item>
          <text:p text:style-name="P2">Actividad por hora.</text:p>
        </text:list-item>
        <text:list-item>
          <text:p text:style-name="P2">Actividad por autor.</text:p>
        </text:list-item>
        <text:list-item>
          <text:p text:style-name="P2">Actividad de cada autor por modulo.</text:p>
        </text:list-item>
        <text:list-item>
          <text:p text:style-name="P2">Estadísticas por directorio.</text:p>
        </text:list-item>
        <text:list-item>
          <text:p text:style-name="P2">Total de archivos.</text:p>
        </text:list-item>
        <text:list-item>
          <text:p text:style-name="P2">Media de tamaño.</text:p>
        </text:list-item>
        <text:list-item>
          <text:p text:style-name="P2">Árbol del repositorio con contador de archivos y lineas de código.</text:p>
        </text:list-item>
      </text:list>
      <text:h text:style-name="Heading_20_2" text:outline-level="2">StatSVN</text:h>
      <text:p text:style-name="Text_20_body">StatSVN muestra la información que muestra StatCVS pero para repositorios Subversion generando tablas y gráficos para mostrarlos.</text:p>
      <text:h text:style-name="Heading_20_2" text:outline-level="2">GitHub</text:h>
      <text:p text:style-name="UBUcuerpoTrabajo">GitHub muestra información de los cada repositorio alojado en forma de gráficos.</text:p>
      <text:list xml:id="list7313069427065398772" text:style-name="L5">
        <text:list-item>
          <text:p text:style-name="P4">Commits y lineas de código añadidas y eliminadas por fecha y por autor.</text:p>
        </text:list-item>
        <text:list-item>
          <text:p text:style-name="P4">Visitantes del repositorio y archivos visitados.</text:p>
        </text:list-item>
        <text:list-item>
          <text:p text:style-name="P3">Commit por mes y commits por día cada semana.</text:p>
        </text:list-item>
        <text:list-item>
          <text:p text:style-name="P3">Lineas de código añadidas frente a lineas de código borradas cada día.</text:p>
        </text:list-item>
        <text:list-item>
          <text:p text:style-name="P3">Commits realizados cada día de la semana y cada hora.</text:p>
        </text:list-item>
        <text:list-item>
          <text:p text:style-name="P3">Branches del repositorio.</text:p>
        </text:list-item>
        <text:list-item>
          <text:p text:style-name="P3">Forks creados del repositorio.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/>
    <style:font-face style:name="Verdana" svg:font-family="Verdana, Arial, Helvetica, sans-serif"/>
    <style:font-face style:name="Embossing Tape 3 BRK" svg:font-family="'Embossing Tape 3 BRK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UBUcuerpoTrabajo" style:family="paragraph" style:parent-style-name="Text_20_body" style:class="text">
      <style:paragraph-properties fo:margin="100%" fo:margin-left="0cm" fo:margin-right="0cm" fo:margin-top="0cm" fo:margin-bottom="0cm" fo:text-indent="0.499cm" style:auto-text-indent="false"/>
    </style:style>
    <style:style style:name="Heading_20_1" style:display-name="Heading 1" style:family="paragraph" style:parent-style-name="Heading" style:next-style-name="UBUcuerpoTrabajo" style:default-outline-level="1" style:class="text">
      <style:paragraph-properties fo:margin-top="0.42cm" fo:margin-bottom="0.21cm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.499cm" fo:margin-left="3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103">
      <number:day number:style="long"/>
      <number:text>/</number:text>
      <number:month number:textual="true"/>
      <number:text>/</number:text>
      <number:year/>
    </number:date-style>
  </office:automatic-styles>
  <office:master-styles>
    <style:master-page style:name="Standard" style:page-layout-name="Mpm1">
      <style:footer>
        <text:p text:style-name="Footer"><text:file-name text:display="name-and-extension">6_TrabajosRelacionados.odt</text:file-name> v.<text:editing-cycles>7</text:editing-cycles> <text:title/><text:modification-date style:data-style-name="N103">01/feb/16</text:modification-date><text:tab/>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pa </meta:initial-creator>
    <meta:creation-date>2014-01-25T22:16:03</meta:creation-date>
    <meta:generator>OpenOffice/4.0.1$Win32 OpenOffice.org_project/401m5$Build-9714</meta:generator>
    <dc:date>2016-02-01T13:16:55.11</dc:date>
    <dc:creator>David Blanco Alonso</dc:creator>
    <meta:editing-duration>PT49M</meta:editing-duration>
    <meta:editing-cycles>7</meta:editing-cycles>
    <meta:document-statistic meta:table-count="0" meta:image-count="0" meta:object-count="0" meta:page-count="1" meta:paragraph-count="34" meta:word-count="281" meta:character-count="1832"/>
  </office:meta>
</office:document-meta>
</file>